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lexible configuration allows</text:p>
      <text:p text:style-name="Standard">single or dual POKEY chip</text:p>
      <text:p text:style-name="Standard">Access to all the POKEY channel types (16 bit divider, 8 bit divider with high or low clock rate, 8 bit divider with high pass filter)</text:p>
      <text:p text:style-name="Standard">Control to POKEY distortion</text:p>
      <text:p text:style-name="Standard">Up to four “logical channels” which can be configured as Polyphonic, Mono or Mono Unison, working with groupings of channels from either or both POKEY chips</text:p>
      <text:p text:style-name="Standard"/>
      <text:p text:style-name="Standard">Portmento on Mono/Unison channels</text:p>
      <text:p text:style-name="Standard">Arpeggiation on Mono/Unison channels</text:p>
      <text:p text:style-name="Standard">Detune on Mono/Unison channels (with wide detune range allowing fifths, octaves etc)</text:p>
      <text:p text:style-name="Standard"/>
      <text:p text:style-name="Standard">Modulation engine provides</text:p>
      <text:p text:style-name="Standard"/>
      <text:p text:style-name="Standard">Attack/Release envelope. Configurable amounts can be applied to amplitude, pitch, distortion, highpass filter freq</text:p>
      <text:p text:style-name="Standard"/>
      <text:p text:style-name="Standard">LFO per logical channel with configurable rate and triangle/square/ramp waveform. Configurable amounts can be applied to amplitude, pitch, distortion, highpass filter freq</text:p>
      <text:p text:style-name="Standard"/>
      <text:p text:style-name="Standard">POKEYpig is a MIDI-controlled digital synthesizer based around the Atari CO12294 “POKEY” chip. POKEYpig tries to give you full access to all of the POKEY chips sound synthesizer features, while adding a wealth of functions of its own, within a flexible and configurable voice architecture.</text:p>
      <text:p text:style-name="Standard"/>
      <text:p text:style-name="Standard">POKEYpig supports either a single or dual POKEY's.</text:p>
      <text:p text:style-name="Standard"/>
      <text:p text:style-name="Standard">Each POKEY chip natively supports</text:p>
      <text:list xml:id="list1595175426718707952" text:style-name="L2">
        <text:list-item>
          <text:p text:style-name="P2">Four square wave voices with 8-bit frequency dividers and digital distortion </text:p>
        </text:list-item>
      </text:list>
      <text:list xml:id="list8334378981353587639" text:style-name="L1">
        <text:list-item>
          <text:p text:style-name="P1">Ability to pair two 8-bit voices into a single channel with 16-bit <text:s/>frequency division (up to two 16 bit voices per POKEY)</text:p>
        </text:list-item>
        <text:list-item>
          <text:p text:style-name="P1">Ability to pair two 8-bit voices to provide a single 8 bit voice with digital high-pass filter.</text:p>
        </text:list-item>
        <text:list-item>
          <text:p text:style-name="P1">Master “high” or “low” range for all 8-bit voices on a given POKEY.</text:p>
        </text:list-item>
      </text:list>
      <text:p text:style-name="Standard"/>
      <text:p text:style-name="Standard">Note: The “frequency divider” is used to determine the pitch of the wave: 16-bit dividers provide much more accurate pitch determination that 8-bit dividers, although much of the distinctive character of the POKEY sound is the lack of accurate pitch control in the 8-bit modes!</text:p>
      <text:p text:style-name="Standard"/>
      <text:p text:style-name="Standard">POKEYpig gives you access to all of the features of single or dual POKEY chips and allows the POKEY voices (maximum of eight with dual chips) to be split, any way you like, between four “logical” channels.</text:p>
      <text:p text:style-name="Standard"/>
      <text:p text:style-name="Standard">POKEYpigs logical channels are where the fun really begins! Each channel</text:p>
      <text:p text:style-name="Standard">Can be allocated from 0 to 8 native POKEY voices</text:p>
      <text:p text:style-name="Standard">Can play the POKEY voices polyphonically or in unison </text:p>
      <text:p text:style-name="Standard"/>
      <text:p text:style-name="Standard"/>
      <text:p text:style-name="Standard">In unison modes it supports</text:p>
      <text:list xml:id="list9140716271579488676" text:style-name="L3">
        <text:list-item>
          <text:p text:style-name="P3">Detune – microtonal spread of voices to thicken up sounds, or set voices an interval apart such as fifth, octave up, sub-octaves etc</text:p>
        </text:list-item>
        <text:list-item>
          <text:p text:style-name="P3">Portamento - with adjustable sweep time</text:p>
        </text:list-item>
        <text:list-item>
          <text:p text:style-name="P3">Arpeggiation - with adjustable rate. Fast arpeggiation can be used </text:p>
          <text:p text:style-name="P3"/>
        </text:list-item>
      </text:list>
      <text:p text:style-name="Standard"><text:soft-page-break/>Each logical voice has its own adjustable attack/release envelope which can be assigned to volume, pitch, distortion, high-pass filter frequency, detune level, LFO rate, LFO level</text:p>
      <text:p text:style-name="Standard"/>
      <text:p text:style-name="Standard">Each logical voice has its own low-frequency oscillator (LFO) with adjustable rate and wave form (triangle, ramp, reverse ramp, square, random amplitude square, random period/amplitude square.</text:p>
      <text:p text:style-name="Standard"/>
      <text:p text:style-name="Standard">LFO can be assigned to volume, pitch, distortion, high-pass filter frequency, detune level. Use it to create tremelo/vibrato effects - or do something crazy!</text:p>
      <text:p text:style-name="Standard"/>
      <text:p text:style-name="Standard">LFO can be gated and retriggered by MIDI notes (use it like a second envelope in one-shot mode) allowing for some </text:p>
      <text:p text:style-name="Standard"/>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hotchkiss</meta:initial-creator>
    <meta:creation-date>2015-06-22T08:54:57.94</meta:creation-date>
    <dc:date>2015-06-25T19:38:09</dc:date>
    <dc:creator>jason hotchkiss</dc:creator>
    <meta:editing-duration>PT14H25M10S</meta:editing-duration>
    <meta:editing-cycles>17</meta:editing-cycles>
    <meta:generator>OpenOffice/4.1.1$Win32 OpenOffice.org_project/411m6$Build-9775</meta:generator>
    <meta:document-statistic meta:table-count="0" meta:image-count="0" meta:object-count="0" meta:page-count="2" meta:paragraph-count="32" meta:word-count="504" meta:character-count="3139"/>
  </office:meta>
</office:document-meta>
</file>